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0.75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5 – Propagation and Nested Transa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ntro</text:p>
          </draw:text-box>
        </draw:frame>
        <draw:frame presentation:style-name="pr4" draw:text-style-name="P1" draw:layer="layout" svg:width="26cm" svg:height="11cm" svg:x="1cm" svg:y="3cm" presentation:class="outline" presentation:user-transformed="true">
          <draw:text-box>
            <text:list text:style-name="L2">
              <text:list-item>
                <text:p>A transaction started within the scope of another transaction.</text:p>
              </text:list-item>
              <text:list-item>
                <text:p>There is no uniform way of dealing with this amongst DBMSs. However there are a few common traits.</text:p>
              </text:list-item>
              <text:list-item>
                <text:p>A commit of a nested transaction is not really a commit. It merely makes the change visible to the outer transacion.</text:p>
              </text:list-item>
              <text:list-item>
                <text:p>Only once the outer transaction commits do the nested transaction changes commit.</text:p>
              </text:list-item>
              <text:list-item>
                <text:p>Any locks acquired by the nested transaction, are only released on commit of the outer transac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>Savepoints</text:p>
          </draw:text-box>
        </draw:frame>
        <draw:frame presentation:style-name="pr7" draw:text-style-name="P1" draw:layer="layout" svg:width="25cm" svg:height="11.5cm" svg:x="1.5cm" svg:y="3cm" presentation:class="outline" presentation:user-transformed="true">
          <draw:text-box>
            <text:list text:style-name="L2">
              <text:list-item>
                <text:p>A savepoint is a marker that allows commands after it to be rolled back to the state of the savepoint.</text:p>
              </text:list-item>
              <text:list-item>
                <text:p>Can also be seen as a type of nested transaction.</text:p>
              </text:list-item>
              <text:list-item>
                <text:p>Some DBMSs don’t provide nested transactions, as such, but provide savepoint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7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8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7c4d26" draw:opacity="63%"/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7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6" draw:text-style-name="MP8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7" draw:text-style-name="MP9" draw:layer="backgroundobjects" svg:width="6.5cm" svg:height="0.75cm" svg:x="1.5cm" svg:y="15cm" presentation:class="date-time">
        <draw:text-box>
          <text:p text:style-name="MP9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7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14:58:34.155000000</meta:creation-date>
    <dc:date>2023-06-23T07:51:26.030000000</dc:date>
    <meta:editing-duration>P13DT16H18M14S</meta:editing-duration>
    <meta:editing-cycles>6</meta:editing-cycles>
    <meta:generator>LibreOffice/7.4.4.2$Windows_X86_64 LibreOffice_project/85569322deea74ec9134968a29af2df5663baa21</meta:generator>
    <meta:document-statistic meta:object-count="55"/>
  </office:meta>
</office:document-meta>
</file>